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015f" officeooo:paragraph-rsid="0018015f"/>
    </style:style>
    <style:style style:name="P2" style:family="paragraph" style:parent-style-name="Standard">
      <style:text-properties officeooo:rsid="0019b5ef" officeooo:paragraph-rsid="0019b5ef"/>
    </style:style>
    <style:style style:name="P3" style:family="paragraph" style:parent-style-name="Standard">
      <style:paragraph-properties fo:text-align="justify" style:justify-single-word="false"/>
      <style:text-properties officeooo:rsid="0019b5ef" officeooo:paragraph-rsid="0019b5ef"/>
    </style:style>
    <style:style style:name="P4" style:family="paragraph" style:parent-style-name="Standard">
      <style:paragraph-properties fo:text-align="justify" style:justify-single-word="false"/>
      <style:text-properties officeooo:rsid="001af0e5" officeooo:paragraph-rsid="001af0e5"/>
    </style:style>
    <style:style style:name="P5" style:family="paragraph" style:parent-style-name="Standard">
      <style:text-properties officeooo:rsid="001d6c7d" officeooo:paragraph-rsid="001d6c7d"/>
    </style:style>
    <style:style style:name="P6" style:family="paragraph" style:parent-style-name="Standard">
      <style:text-properties officeooo:rsid="001e50e5" officeooo:paragraph-rsid="001e50e5"/>
    </style:style>
    <style:style style:name="P7" style:family="paragraph" style:parent-style-name="Standard">
      <style:text-properties officeooo:rsid="0020982b" officeooo:paragraph-rsid="0020982b"/>
    </style:style>
    <style:style style:name="P8" style:family="paragraph" style:parent-style-name="Standard">
      <style:text-properties officeooo:rsid="00229b07" officeooo:paragraph-rsid="00229b07"/>
    </style:style>
    <style:style style:name="P9" style:family="paragraph" style:parent-style-name="Standard">
      <style:text-properties officeooo:rsid="00276d2c" officeooo:paragraph-rsid="00276d2c"/>
    </style:style>
    <style:style style:name="P10" style:family="paragraph" style:parent-style-name="Standard">
      <style:text-properties officeooo:rsid="002860df" officeooo:paragraph-rsid="002860df"/>
    </style:style>
    <style:style style:name="P11" style:family="paragraph" style:parent-style-name="Standard">
      <style:text-properties officeooo:rsid="002ae6b1" officeooo:paragraph-rsid="002ae6b1"/>
    </style:style>
    <style:style style:name="P12" style:family="paragraph" style:parent-style-name="Standard">
      <style:text-properties officeooo:rsid="002b76ba" officeooo:paragraph-rsid="002b76ba"/>
    </style:style>
    <style:style style:name="P13" style:family="paragraph" style:parent-style-name="Standard">
      <style:text-properties officeooo:rsid="002b76ba" officeooo:paragraph-rsid="002bd4a0"/>
    </style:style>
    <style:style style:name="P14" style:family="paragraph" style:parent-style-name="Standard">
      <style:text-properties officeooo:paragraph-rsid="002b76ba"/>
    </style:style>
    <style:style style:name="P15" style:family="paragraph" style:parent-style-name="Standard">
      <style:text-properties fo:font-weight="bold" officeooo:rsid="002b76ba" officeooo:paragraph-rsid="002b76ba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2b76ba" officeooo:paragraph-rsid="002b76ba"/>
    </style:style>
    <style:style style:name="P17" style:family="paragraph" style:parent-style-name="Standard">
      <style:text-properties officeooo:rsid="002d02eb" officeooo:paragraph-rsid="002d02eb"/>
    </style:style>
    <style:style style:name="P18" style:family="paragraph" style:parent-style-name="Standard">
      <style:text-properties officeooo:rsid="002d6450" officeooo:paragraph-rsid="002d6450"/>
    </style:style>
    <style:style style:name="P19" style:family="paragraph" style:parent-style-name="Standard">
      <style:text-properties officeooo:rsid="002e8e14" officeooo:paragraph-rsid="002e8e14"/>
    </style:style>
    <style:style style:name="P20" style:family="paragraph" style:parent-style-name="Standard">
      <style:text-properties officeooo:rsid="002f5560" officeooo:paragraph-rsid="002f5560"/>
    </style:style>
    <style:style style:name="P21" style:family="paragraph" style:parent-style-name="Standard">
      <style:text-properties officeooo:rsid="002fb113" officeooo:paragraph-rsid="002fb113"/>
    </style:style>
    <style:style style:name="P22" style:family="paragraph" style:parent-style-name="Standard">
      <style:text-properties officeooo:rsid="002fe9c7" officeooo:paragraph-rsid="002fe9c7"/>
    </style:style>
    <style:style style:name="P23" style:family="paragraph" style:parent-style-name="Standard">
      <style:text-properties officeooo:rsid="003136ed" officeooo:paragraph-rsid="003136ed"/>
    </style:style>
    <style:style style:name="P24" style:family="paragraph" style:parent-style-name="Standard">
      <style:text-properties officeooo:rsid="00319df2" officeooo:paragraph-rsid="00319df2"/>
    </style:style>
    <style:style style:name="P25" style:family="paragraph" style:parent-style-name="Standard">
      <style:text-properties officeooo:rsid="00320e95" officeooo:paragraph-rsid="00320e95"/>
    </style:style>
    <style:style style:name="P26" style:family="paragraph" style:parent-style-name="Standard">
      <style:text-properties officeooo:rsid="00329088" officeooo:paragraph-rsid="00329088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19b5ef" officeooo:paragraph-rsid="0019b5ef"/>
    </style:style>
    <style:style style:name="P28" style:family="paragraph" style:parent-style-name="Standard" style:list-style-name="L2">
      <style:text-properties officeooo:rsid="001e50e5" officeooo:paragraph-rsid="001e50e5"/>
    </style:style>
    <style:style style:name="P29" style:family="paragraph" style:parent-style-name="Standard" style:list-style-name="L2">
      <style:text-properties officeooo:rsid="001f5d41" officeooo:paragraph-rsid="001f5d41"/>
    </style:style>
    <style:style style:name="P30" style:family="paragraph" style:parent-style-name="Standard">
      <style:text-properties officeooo:rsid="002b76ba" officeooo:paragraph-rsid="002b76ba"/>
    </style:style>
    <style:style style:name="P31" style:family="paragraph" style:parent-style-name="Standard">
      <style:text-properties officeooo:rsid="002d02eb" officeooo:paragraph-rsid="002bd4a0"/>
    </style:style>
    <style:style style:name="T1" style:family="text">
      <style:text-properties officeooo:rsid="0019b5ef"/>
    </style:style>
    <style:style style:name="T2" style:family="text">
      <style:text-properties officeooo:rsid="0020982b"/>
    </style:style>
    <style:style style:name="T3" style:family="text">
      <style:text-properties officeooo:rsid="0029a8e0"/>
    </style:style>
    <style:style style:name="T4" style:family="text">
      <style:text-properties officeooo:rsid="002ae6b1"/>
    </style:style>
    <style:style style:name="T5" style:family="text">
      <style:text-properties officeooo:rsid="002b76b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f9e2a"/>
    </style:style>
    <style:style style:name="T8" style:family="text">
      <style:text-properties officeooo:rsid="00329088"/>
    </style:style>
    <style:style style:name="T9" style:family="text">
      <style:text-properties fo:background-color="#fff200" loext:char-shading-value="0"/>
    </style:style>
    <style:style style:name="T10" style:family="text">
      <style:text-properties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argar datos en pdb -&gt; guardar datos de mongo de manera que pueda pedir un grupo de atomos. Me lo puedo guardar atomo por atomo. Hacer algoritmos con biopython -&gt; sacar sequencia, bioinposicion sobre carbonos alfa, una api (serie de funciones publicas, para que se pueda consultar)</text:p>
      <text:p text:style-name="P1">La base de datos se actualiza automaticamente. </text:p>
      <text:p text:style-name="P1"/>
      <text:p text:style-name="P1">Si pongo devuelveme la proteina 2ki5.</text:p>
      <text:p text:style-name="P1"/>
      <text:p text:style-name="P1">Consulto la api oficial de pdb. Me devolvera un fichero o un json enorme. Este lo leere (lo tratare).</text:p>
      <text:p text:style-name="P1">Por cada atomo leere el num. de atomo, las coordenadas, el codigo,...</text:p>
      <text:p text:style-name="P1">Estos datos los insertare en mongo. </text:p>
      <text:p text:style-name="P1">Esto se llamará mirror.</text:p>
      <text:p text:style-name="P1"/>
      <text:p text:style-name="P1">Sobre lo que tendre en mongo db haré:</text:p>
      <text:p text:style-name="P1">el me dará get protein 2ki5, me lo guardare en un sitio.</text:p>
      <text:p text:style-name="P1">p = proteina 2ki5</text:p>
      <text:p text:style-name="P1">p.getsimilar() -&gt; tengo que pensar que cosas devolveré aqui.<text:span text:style-name="T1"> Que es lo que voy a ofrecer al usuario</text:span></text:p>
      <text:p text:style-name="P1">se abrirá está proteina, recoreré el resto de proteinas y devolveré las mas parecidas despues de hacer el alineamiento. </text:p>
      <text:p text:style-name="P1"/>
      <text:p text:style-name="P3">Ha de tener:</text:p>
      <text:list xml:id="list2210825696" text:style-name="L1">
        <text:list-item>
          <text:p text:style-name="P27">Repositorio en git. Por cada nueva caracteristica (feature) -&gt; una branch y hacemos una branch en el master.</text:p>
        </text:list-item>
        <text:list-item>
          <text:p text:style-name="P27">Hacer branching</text:p>
        </text:list-item>
        <text:list-item>
          <text:p text:style-name="P27">Documentación -&gt; readthedocs.org -&gt; lee los docstrings (con cierto formato).</text:p>
        </text:list-item>
        <text:list-item>
          <text:p text:style-name="P27">Subirlo a pip (el repositorio en pypi). Los paquetes que estan en pypi son los que despues puedes subir en pip.</text:p>
        </text:list-item>
        <text:list-item>
          <text:p text:style-name="P27">Tests automaticos con nose2. </text:p>
        </text:list-item>
      </text:list>
      <text:p text:style-name="P3"/>
      <text:p text:style-name="P4">API PYTHON </text:p>
      <text:p text:style-name="P2"/>
      <text:p text:style-name="P5">tengo que aprender: como guardar trayectorias, como hacer los filtros. </text:p>
      <text:p text:style-name="P5"/>
      <text:p text:style-name="P6">EL MINIMO:</text:p>
      <text:list xml:id="list111654067" text:style-name="L2">
        <text:list-item>
          <text:p text:style-name="P28">get_protein(2ki5) -&gt; devolverá un structure de biopython ( buscar en google: <text:span text:style-name="T10">byopython biopdb</text:span>)</text:p>
          <text:p text:style-name="P28">get_protein(2ki5).select(num_atomo) -&gt; devuelvo el atomo (type atom)</text:p>
          <text:p text:style-name="P28">GUARDAR ATOMOS POR SEPARADO EN LA BASE DE DATOS Y IR DIRECTAMENTE A LA BBDD A PEDIR ESO. </text:p>
          <text:p text:style-name="P28">Tengo un bloque, lo descompongo n atomos(con info) y esto lo guardare en la base de datos. Cuando me lo pida lo sacaré de la base de datos, con biopython hago un atom y le meto la informacion. </text:p>
        </text:list-item>
        <text:list-item>
          <text:p text:style-name="P29">CA o NA o ... -&gt; es el nombre del atomo -&gt; quiero que devuelvan todos los carbonos alfa o nitrogenos alfa. Si pongo backbound me tiene que devolver la lista de atomos que forman la proteina<text:span text:style-name="T2">.</text:span></text:p>
        </text:list-item>
      </text:list>
      <text:p text:style-name="P7">Si nos piden un atomo (uno solo) y despues el elemento o el nombre del atomo, quiero que me devuelva solo eso. </text:p>
      <text:p text:style-name="P7"/>
      <text:p text:style-name="P8">Llamamos a la api directamente con el download, descargarnos el fichero directamente, y este lo tratamos</text:p>
      <text:p text:style-name="P8"/>
      <text:p text:style-name="P9">USAR LOS LOGS DE PYTHON -&gt; LIBRERIA OFICIAL</text:p>
      <text:p text:style-name="P9"/>
      <text:p text:style-name="P9"><text:soft-page-break/>1 - Fer un python que faci la crida a pdb y ens ho guardi al disc amb el nom que li pasem</text:p>
      <text:p text:style-name="P9">2 - Posem en un repositori git aquest. Creem el setup.py que es el que fa falta per pujarlo a pypi.</text:p>
      <text:p text:style-name="P9"/>
      <text:p text:style-name="P10">CONDA:</text:p>
      <text:p text:style-name="P10">crea un ordenador dentro de otro ordenador</text:p>
      <text:p text:style-name="P10">PATH = variable terminal. Va a buscar que binarios hay disponibles <text:span text:style-name="T3"><text:s/>en el sistema.</text:span></text:p>
      <text:p text:style-name="P10">Conda modifica el PATH y añade delante los PATH de conda (los binarios)<text:span text:style-name="T4">.</text:span></text:p>
      <text:p text:style-name="P11">Python-PATH = lo mismo que el path pero para los modulos de python.</text:p>
      <text:p text:style-name="P11">(packages = carpeta) -&gt; para que python reconozca que es un package dentro del package hemos de guardar un __init__.py<text:span text:style-name="T5"> y el proyecto.</text:span></text:p>
      <text:p text:style-name="P11"/>
      <text:p text:style-name="P12">mypython.py = modulo que corresponde a un fichero. </text:p>
      <text:p text:style-name="P12"/>
      <text:p text:style-name="P12">package --&gt; carpeta</text:p>
      <text:p text:style-name="P12">|</text:p>
      <text:p text:style-name="P12">|--__init__.py</text:p>
      <text:p text:style-name="P12">|--package</text:p>
      <text:p text:style-name="P12"><text:s text:c="5"/>|</text:p>
      <text:p text:style-name="P12"><text:s text:c="5"/>|- init</text:p>
      <text:p text:style-name="P12"><text:s text:c="5"/>|-mipython.py --&gt; modulo</text:p>
      <text:p text:style-name="P12"><text:s text:c="13"/>|--clases</text:p>
      <text:p text:style-name="P12"><text:s text:c="13"/>|--funciones</text:p>
      <text:p text:style-name="P12"><text:s text:c="13"/>|--constantes</text:p>
      <text:p text:style-name="P14"><text:s text:c="11"/></text:p>
      <text:p text:style-name="P12">import miproyecto -&gt; python va mirando a ver donde está mi proyecto. Lo primero que mira es si esta en el directorio actual (en donde esta el fichero en el que se ejecuta el import)</text:p>
      <text:p text:style-name="P12">miproyecto.mimodulo.miclase.mifuncion (sin el .py)</text:p>
      <text:p text:style-name="P12"/>
      <text:p text:style-name="P12">Podemos hacer import numpy as np para hacerlo mas corto y poderlo llamar np.</text:p>
      <text:p text:style-name="P12"/>
      <text:p text:style-name="P12">From miproyecto.mimodulo import funcion--&gt; los froms los hacemos porque si yo importo hasta mi clase y quiero usar mi funcion tendria que hacer miproyecto.mimodulo.miclase.mifuncion.</text:p>
      <text:p text:style-name="P12"/>
      <text:p text:style-name="P16">Modulo error -&gt; porque no esta mi modulo que estoy importando en el python PATH?</text:p>
      <text:p text:style-name="P15"/>
      <text:p text:style-name="P15">PROHIBIDO --&gt; IMPORT *</text:p>
      <text:p text:style-name="P13"/>
      <text:p text:style-name="P31">Que hace pip? con python setup.py (dentro usa una serie de librerias) nos lo instala. </text:p>
      <text:p text:style-name="P17">Sdist --&gt; crea una distribucion con el paquete</text:p>
      <text:p text:style-name="P17">Bdist_wheel --&gt; crea una distribucion binaria --&gt; lo sube a un repositorio (pypi).</text:p>
      <text:p text:style-name="P17">Cuando hacemos <text:span text:style-name="T6">pip install mipaquete</text:span> busca mi python path. Te descarga mipaquete al ordenador y te hace un python del setup que hay aqui dentro (mipaquete/setup.py install) i te lo instala en la carpeta sidepackages. </text:p>
      <text:p text:style-name="P17"/>
      <text:p text:style-name="P17">readthedocs --&gt; opciones setup.py</text:p>
      <text:p text:style-name="P17"/>
      <text:p text:style-name="P17"/>
      <text:p text:style-name="P18">BRANCHING:</text:p>
      <text:p text:style-name="P18">git log --oneline</text:p>
      <text:p text:style-name="P18">git status</text:p>
      <text:p text:style-name="P19">git add .</text:p>
      <text:p text:style-name="P20">git branch name -&gt; te crea una branch con el nombre name</text:p>
      <text:p text:style-name="P20"><text:soft-page-break/>git branch -a -&gt; veo todas las branch que hay. Master es la mia.</text:p>
      <text:p text:style-name="P20">git checkout name -&gt; switch to branch with name "name"<text:span text:style-name="T7">. Me loggea en esa y hace que me vaya a esa. Ahora me encontrare en la branch "name"</text:span></text:p>
      <text:p text:style-name="P21">SI HAGO: git add . / git commit -m "added new feature file" / git checkout master --&gt; la master no se habrá cambiado.</text:p>
      <text:p text:style-name="P22">Si quiero borrar una branch: git branch -d name --&gt; me hará poner git branch -D name para confirmar que quiero borrarla</text:p>
      <text:p text:style-name="P23">TRABAJAR EN DOS BRANCHS AL MISMO TIEMPO:</text:p>
      <text:p text:style-name="P24">git checkout -b feature-a --&gt; la crea y se situa en ella a la misma vez</text:p>
      <text:p text:style-name="P25">PARA JUNTAR BRANCH:</text:p>
      <text:p text:style-name="P25">git merge feature-a<text:span text:style-name="T8"> (we are adding feature-a to master)</text:span></text:p>
      <text:p text:style-name="P25">git merge feature-b</text:p>
      <text:p text:style-name="P26">(now master is update with both branch)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5:24:50.758983042</meta:creation-date>
    <dc:date>2019-07-04T10:53:30.454774652</dc:date>
    <meta:editing-duration>PT8H17M26S</meta:editing-duration>
    <meta:editing-cycles>22</meta:editing-cycles>
    <meta:generator>LibreOffice/6.0.6.2$Linux_X86_64 LibreOffice_project/00m0$Build-2</meta:generator>
    <meta:document-statistic meta:table-count="0" meta:image-count="0" meta:object-count="0" meta:page-count="3" meta:paragraph-count="75" meta:word-count="883" meta:character-count="4925" meta:non-whitespace-character-count="4065"/>
  </office:meta>
</office:document-meta>
</file>